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opacity="100%" draw:textarea-horizontal-align="center" draw:textarea-vertical-align="middle" draw:shadow-opacity="10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textarea-vertical-align="middle" draw:auto-grow-height="false" fo:min-height="0.749cm" fo:min-width="0.499cm"/>
    </style:style>
    <style:style style:name="gr11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draw:marker-end="Arrow" draw:marker-end-width="0.2cm" draw:textarea-horizontal-align="center" draw:textarea-vertical-align="middle"/>
    </style:style>
    <style:style style:name="gr13" style:family="graphic" style:parent-style-name="standard">
      <style:graphic-properties draw:fill="solid" draw:fill-color="#ffffff" draw:textarea-horizontal-align="center" draw:textarea-vertical-align="middle"/>
    </style:style>
    <style:style style:name="gr14" style:family="graphic" style:parent-style-name="objectwithoutfill">
      <style:graphic-properties draw:marker-end="Arrow" draw:marker-end-width="0.2cm" draw:fill="solid" draw:textarea-horizontal-align="center" draw:textarea-vertical-align="middle"/>
    </style:style>
    <style:style style:name="gr1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6" style:family="graphic" style:parent-style-name="standard">
      <style:graphic-properties draw:marker-start="Double_20_Arrow" draw:marker-start-width="0.2cm" draw:marker-end="" draw:marker-end-width="0.2cm" draw:textarea-horizontal-align="center" draw:textarea-vertical-align="middle"/>
    </style:style>
    <style:style style:name="gr17" style:family="graphic" style:parent-style-name="standard">
      <style:graphic-properties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5cm" fo:min-width="39.5cm"/>
    </style:style>
    <style:style style:name="gr19" style:family="graphic" style:parent-style-name="standard" style:list-style-name="L1">
      <style:graphic-properties draw:fill="solid" draw:fill-color="#ffcc99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1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2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23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8pt" style:font-size-complex="18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text-align="center"/>
      <style:text-properties fo:font-size="8pt" style:font-size-asian="18pt" style:font-size-complex="18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style:paragraph-properties fo:text-align="center">
        <style:tab-stops/>
      </style:paragraph-properties>
      <style:text-properties fo:font-size="8pt" style:font-size-asian="18pt" style:font-size-complex="18pt"/>
    </style:style>
    <style:style style:name="P7" style:family="paragraph">
      <style:text-properties fo:font-size="8pt" style:font-size-asian="18pt" style:font-size-complex="18pt"/>
    </style:style>
    <style:style style:name="P8" style:family="paragraph">
      <style:paragraph-properties fo:text-align="center"/>
      <style:text-properties fo:font-size="24pt" style:font-size-asian="18pt" style:font-size-complex="18pt"/>
    </style:style>
    <style:style style:name="P9" style:family="paragraph">
      <style:paragraph-properties fo:text-align="center"/>
      <style:text-properties fo:font-family="Arial" style:font-family-generic="roman" style:font-pitch="variable" fo:font-size="8pt" fo:language="zxx" fo:country="none" style:letter-kerning="true" style:font-size-asian="18pt" style:language-asian="zxx" style:country-asian="none" style:font-size-complex="18pt" style:language-complex="zxx" style:country-complex="none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font-size="8pt" style:font-size-asian="18pt" style:font-size-complex="18pt"/>
    </style:style>
    <style:style style:name="P12" style:family="paragraph">
      <style:paragraph-properties fo:text-align="center"/>
      <style:text-properties fo:font-size="8pt"/>
    </style:style>
    <style:style style:name="P13" style:family="paragraph">
      <style:paragraph-properties fo:text-align="center"/>
      <style:text-properties fo:font-size="12pt" fo:font-style="italic" fo:font-weight="bold" style:font-size-asian="18pt" style:font-size-complex="18pt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24pt" style:font-size-asian="18pt" style:font-size-complex="18pt"/>
    </style:style>
    <style:style style:name="T5" style:family="text">
      <style:text-properties fo:font-family="Arial" style:font-family-generic="roman" style:font-pitch="variable" fo:font-size="8pt" fo:language="zxx" fo:country="none" style:letter-kerning="true" style:font-size-asian="18pt" style:language-asian="zxx" style:country-asian="none" style:font-size-complex="18pt" style:language-complex="zxx" style:country-complex="none"/>
    </style:style>
    <style:style style:name="T6" style:family="text">
      <style:text-properties fo:font-size="12pt" fo:font-style="italic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repared to draw overview" draw:style-name="dp1" draw:master-page-name="Default">
        <draw:polygon draw:style-name="gr1" draw:text-style-name="P1" draw:layer="layout" svg:width="25.599cm" svg:height="5.999cm" svg:x="4.4cm" svg:y="7.4cm" svg:viewBox="0 0 25600 6000" draw:points="0,0 25600,0 25600,4400 22600,4400 22600,6000 0,6000">
          <text:p/>
        </draw:polygon>
        <draw:custom-shape draw:style-name="gr2" draw:text-style-name="P2" draw:layer="layout" svg:width="3cm" svg:height="1cm" svg:x="15.4cm" svg:y="19.7cm">
          <text:p text:style-name="P1"><text:span text:style-name="T1">T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3cm" svg:height="1cm" svg:x="15.8cm" svg:y="20.3cm">
          <text:p text:style-name="P1"><text:span text:style-name="T1">BiDir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draw:layer="layout" svg:width="3cm" svg:height="1cm" svg:x="16.2cm" svg:y="20.9cm">
          <text:p text:style-name="P1"><text:span text:style-name="T1">Rx</text:span></text:p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3" draw:text-style-name="P3" draw:layer="layout" svg:x1="16.2cm" svg:y1="22.8cm" svg:x2="19.2cm" svg:y2="22.8cm">
          <text:p text:style-name="P1"><text:span text:style-name="T2">65536</text:span><text:span text:style-name="T2"><text:line-break/></text:span><text:span text:style-name="T2">Bytes</text:span></text:p>
        </draw:line>
        <draw:frame draw:style-name="gr4" draw:text-style-name="P2" draw:layer="layout" svg:width="4.761cm" svg:height="2.144cm" svg:x="21.4cm" svg:y="25.625cm">
          <draw:text-box>
            <text:p text:style-name="P1"><text:span text:style-name="T1">RawTerminal</text:span><text:span text:style-name="T1"><text:line-break/></text:span><text:span text:style-name="T1">RawRepositories</text:span><text:span text:style-name="T1"><text:line-break/></text:span><text:span text:style-name="T1">RawElements</text:span></text:p>
          </draw:text-box>
        </draw:frame>
        <draw:rect draw:style-name="gr5" draw:text-style-name="P4" draw:layer="layout" svg:width="3cm" svg:height="2cm" svg:x="27.9cm" svg:y="25.3cm">
          <text:p/>
        </draw:rect>
        <draw:rect draw:style-name="gr6" draw:text-style-name="P4" draw:layer="layout" svg:width="3cm" svg:height="0.5cm" svg:x="27.9cm" svg:y="26.3cm">
          <text:p text:style-name="P1"><text:span text:style-name="T3">direction : SerialDirect.</text:span></text:p>
        </draw:rect>
        <draw:rect draw:style-name="gr6" draw:text-style-name="P4" draw:layer="layout" svg:width="3cm" svg:height="1cm" svg:x="27.9cm" svg:y="25.3cm">
          <text:p text:style-name="P1"><text:span text:style-name="T3">data : byte[]</text:span></text:p>
        </draw:rect>
        <draw:rect draw:style-name="gr6" draw:text-style-name="P4" draw:layer="layout" svg:width="3cm" svg:height="0.5cm" svg:x="27.9cm" svg:y="26.8cm">
          <text:p text:style-name="P1"><text:span text:style-name="T3">timeStamp : DateTime</text:span></text:p>
        </draw:rect>
        <draw:line draw:style-name="gr5" draw:text-style-name="P1" draw:layer="layout" svg:x1="26.4cm" svg:y1="27.3cm" svg:x2="27.9cm" svg:y2="25.3cm">
          <text:p/>
        </draw:line>
        <draw:line draw:style-name="gr5" draw:text-style-name="P1" draw:layer="layout" svg:x1="26.4cm" svg:y1="27.8cm" svg:x2="27.9cm" svg:y2="27.3cm">
          <text:p/>
        </draw:line>
        <draw:line draw:style-name="gr3" draw:text-style-name="P3" draw:layer="layout" svg:x1="22.2cm" svg:y1="24.4cm" svg:x2="25.2cm" svg:y2="24.4cm">
          <text:p text:style-name="P1"><text:span text:style-name="T2">1000</text:span><text:span text:style-name="T2"><text:line-break/></text:span><text:span text:style-name="T2">Lines</text:span></text:p>
        </draw:line>
        <draw:frame draw:style-name="gr4" draw:text-style-name="P2" draw:layer="layout" svg:width="5.485cm" svg:height="2.144cm" svg:x="1.915cm" svg:y="23.956cm">
          <draw:text-box>
            <text:p text:style-name="P1"><text:span text:style-name="T1">Terminal</text:span><text:span text:style-name="T1"><text:line-break/></text:span><text:span text:style-name="T1">DisplayRepositories</text:span><text:span text:style-name="T1"><text:line-break/></text:span><text:span text:style-name="T1">DisplayElements</text:span></text:p>
          </draw:text-box>
        </draw:frame>
        <draw:rect draw:style-name="gr5" draw:text-style-name="P4" draw:layer="layout" svg:width="3cm" svg:height="3.5cm" svg:x="8.1cm" svg:y="23cm">
          <text:p/>
        </draw:rect>
        <draw:rect draw:style-name="gr6" draw:text-style-name="P4" draw:layer="layout" svg:width="3cm" svg:height="0.5cm" svg:x="8.1cm" svg:y="23cm">
          <text:p text:style-name="P1"><text:span text:style-name="T3">direction : SerialDirect.</text:span></text:p>
        </draw:rect>
        <draw:rect draw:style-name="gr6" draw:text-style-name="P4" draw:layer="layout" svg:width="3cm" svg:height="1cm" svg:x="8.1cm" svg:y="23.5cm">
          <text:p text:style-name="P1"><text:span text:style-name="T3">origin : &lt;byte[], string&gt;</text:span></text:p>
        </draw:rect>
        <draw:rect draw:style-name="gr6" draw:text-style-name="P4" draw:layer="layout" svg:width="3cm" svg:height="0.5cm" svg:x="8.1cm" svg:y="25cm">
          <text:p text:style-name="P1"><text:span text:style-name="T3">dataCount : int</text:span></text:p>
        </draw:rect>
        <draw:line draw:style-name="gr5" draw:text-style-name="P1" draw:layer="layout" svg:x1="6.6cm" svg:y1="25.5cm" svg:x2="8.1cm" svg:y2="23.5cm">
          <text:p/>
        </draw:line>
        <draw:line draw:style-name="gr5" draw:text-style-name="P1" draw:layer="layout" svg:x1="6.6cm" svg:y1="26cm" svg:x2="8.1cm" svg:y2="25.5cm">
          <text:p/>
        </draw:line>
        <draw:rect draw:style-name="gr6" draw:text-style-name="P4" draw:layer="layout" svg:width="3cm" svg:height="0.5cm" svg:x="8.1cm" svg:y="24.5cm">
          <text:p text:style-name="P1"><text:span text:style-name="T3">text : string</text:span></text:p>
        </draw:rect>
        <draw:rect draw:style-name="gr6" draw:text-style-name="P4" draw:layer="layout" svg:width="3cm" svg:height="0.5cm" svg:x="8.1cm" svg:y="25.5cm">
          <text:p text:style-name="P1"><text:span text:style-name="T3">isData : bool</text:span></text:p>
        </draw:rect>
        <draw:rect draw:style-name="gr6" draw:text-style-name="P4" draw:layer="layout" svg:width="3cm" svg:height="0.5cm" svg:x="8.1cm" svg:y="26cm">
          <text:p text:style-name="P1"><text:span text:style-name="T3">isEol : bool</text:span></text:p>
        </draw:rect>
        <draw:path draw:style-name="gr7" draw:text-style-name="P1" draw:layer="layout" svg:width="3.299cm" svg:height="7.265cm" draw:transform="rotate (-1.57079632679579) translate (26.6656249999979cm 17.4999999999972cm)" svg:viewBox="0 0 3300 7266" svg:d="m0 1266c0-1800 3300-3000 3300 6000">
          <text:p/>
        </draw:path>
        <draw:line draw:style-name="gr8" draw:text-style-name="P1" draw:layer="layout" svg:x1="14.8cm" svg:y1="20.2cm" svg:x2="12.8cm" svg:y2="20.2cm">
          <text:p/>
        </draw:line>
        <draw:line draw:style-name="gr8" draw:text-style-name="P1" draw:layer="layout" svg:x1="15.6cm" svg:y1="21.4cm" svg:x2="13.6cm" svg:y2="21.4cm">
          <text:p/>
        </draw:line>
        <draw:line draw:style-name="gr8" draw:text-style-name="P1" draw:layer="layout" svg:x1="15.2cm" svg:y1="20.8cm" svg:x2="13.2cm" svg:y2="20.8cm">
          <text:p/>
        </draw:line>
        <draw:custom-shape draw:style-name="gr9" draw:text-style-name="P1" draw:layer="layout" svg:width="1cm" svg:height="1cm" svg:x="1.5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1" draw:layer="layout" svg:width="1cm" svg:height="1cm" svg:x="33.1cm" svg:y="26.9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1" draw:text-style-name="P4" draw:layer="layout" svg:width="2.6cm" svg:height="0.8cm" svg:x="17.6cm" svg:y="7.2cm">
          <text:p text:style-name="P1"><text:span text:style-name="T3">Only text terminals</text:span><text:span text:style-name="T3"><text:line-break/></text:span><text:span text:style-name="T3">have to add EOL</text:span></text:p>
          <draw:enhanced-geometry svg:viewBox="0 0 21600 21600" draw:text-areas="800 800 20800 20800" draw:type="round-rectangular-callout" draw:modifiers="2624.2214532872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6" draw:text-style-name="P4" draw:layer="layout" svg:width="3cm" svg:height="1cm" svg:x="3.508cm" svg:y="3cm">
          <text:p text:style-name="P1"><text:span text:style-name="T3">YAT.Gui.Forms.</text:span><text:span text:style-name="T3"><text:line-break/></text:span><text:span text:style-name="T3">Terminal</text:span></text:p>
        </draw:rect>
        <draw:line draw:style-name="gr5" draw:text-style-name="P1" draw:layer="layout" svg:x1="5cm" svg:y1="4cm" svg:x2="5cm" svg:y2="15.6cm">
          <text:p/>
        </draw:line>
        <draw:line draw:style-name="gr12" draw:text-style-name="P6" draw:layer="layout" svg:x1="2.6cm" svg:y1="5cm" svg:x2="4.8cm" svg:y2="5cm">
          <text:p text:style-name="P5"><text:span text:style-name="T3">Enter a</text:span><text:span text:style-name="T3"><text:line-break/></text:span><text:span text:style-name="T3">command</text:span></text:p>
        </draw:line>
        <draw:rect draw:style-name="gr13" draw:text-style-name="P1" draw:layer="layout" svg:width="0.4cm" svg:height="2.2cm" svg:x="4.8cm" svg:y="5cm">
          <text:p/>
        </draw:rect>
        <draw:rect draw:style-name="gr13" draw:text-style-name="P1" draw:layer="layout" svg:width="0.4cm" svg:height="1.6cm" svg:x="5cm" svg:y="5.4cm">
          <text:p/>
        </draw:rect>
        <draw:path draw:style-name="gr14" draw:text-style-name="P4" draw:layer="layout" svg:width="0.628cm" svg:height="0.381cm" draw:transform="skewX (0.73600534556587) rotate (1.15278997094204) translate (5.2cm 5.2cm)" svg:viewBox="0 0 629 382" svg:d="m0 0c1329 660 138 264 138 264">
          <text:p/>
        </draw:path>
        <draw:frame draw:style-name="gr4" draw:text-style-name="P7" draw:layer="layout" svg:width="3.313cm" svg:height="0.569cm" svg:x="5.108cm" svg:y="4.531cm">
          <draw:text-box>
            <text:p><text:span text:style-name="T3">Validate the command</text:span></text:p>
          </draw:text-box>
        </draw:frame>
        <draw:rect draw:style-name="gr6" draw:text-style-name="P4" draw:layer="layout" svg:width="3cm" svg:height="1cm" svg:x="7.5cm" svg:y="3cm">
          <text:p text:style-name="P1"><text:span text:style-name="T3">YAT.Model.</text:span><text:span text:style-name="T3"><text:line-break/></text:span><text:span text:style-name="T3">Terminal</text:span></text:p>
        </draw:rect>
        <draw:line draw:style-name="gr5" draw:text-style-name="P1" draw:layer="layout" svg:x1="9cm" svg:y1="4cm" svg:x2="9cm" svg:y2="15.6cm">
          <text:p/>
        </draw:line>
        <draw:custom-shape draw:style-name="gr15" draw:text-style-name="P4" draw:layer="layout" svg:width="2cm" svg:height="1cm" svg:x="2.6cm" svg:y="5.4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6" draw:text-style-name="P4" draw:layer="layout" svg:width="3cm" svg:height="1cm" svg:x="11.5cm" svg:y="3cm">
          <text:p text:style-name="P1"><text:span text:style-name="T3">YAT.Settings.</text:span><text:span text:style-name="T3"><text:line-break/></text:span><text:span text:style-name="T3">Terminal</text:span></text:p>
        </draw:rect>
        <draw:line draw:style-name="gr12" draw:text-style-name="P6" draw:layer="layout" svg:x1="5.4cm" svg:y1="5.6cm" svg:x2="20.8cm" svg:y2="5.6cm">
          <text:p text:style-name="P5"><text:span text:style-name="T3">Parse and thus validate the command</text:span><text:span text:style-name="T3"><text:line-break/></text:span><text:span text:style-name="T3"/></text:p>
        </draw:line>
        <draw:line draw:style-name="gr16" draw:text-style-name="P6" draw:layer="layout" svg:x1="5.4cm" svg:y1="6cm" svg:x2="20.8cm" svg:y2="6cm">
          <text:p/>
        </draw:line>
        <draw:rect draw:style-name="gr6" draw:text-style-name="P4" draw:layer="layout" svg:width="3cm" svg:height="1cm" svg:x="15.5cm" svg:y="3cm">
          <text:p text:style-name="P1"><text:span text:style-name="T3">YAT.Domain.</text:span><text:span text:style-name="T3"><text:line-break/></text:span><text:span text:style-name="T3">Terminal</text:span></text:p>
        </draw:rect>
        <draw:rect draw:style-name="gr13" draw:text-style-name="P1" draw:layer="layout" svg:width="0.4cm" svg:height="4cm" svg:x="8.8cm" svg:y="7.8cm">
          <text:p/>
        </draw:rect>
        <draw:line draw:style-name="gr5" draw:text-style-name="P1" draw:layer="layout" svg:x1="13cm" svg:y1="4cm" svg:x2="13cm" svg:y2="15.6cm">
          <text:p/>
        </draw:line>
        <draw:line draw:style-name="gr12" draw:text-style-name="P6" draw:layer="layout" svg:x1="5.4cm" svg:y1="6.4cm" svg:x2="12.8cm" svg:y2="6.4cm">
          <text:p text:style-name="P5"><text:span text:style-name="T3">Set command</text:span><text:span text:style-name="T3"><text:line-break/></text:span><text:span text:style-name="T3"/></text:p>
        </draw:line>
        <draw:line draw:style-name="gr16" draw:text-style-name="P6" draw:layer="layout" svg:x1="5.4cm" svg:y1="6.8cm" svg:x2="12.8cm" svg:y2="6.8cm">
          <text:p/>
        </draw:line>
        <draw:rect draw:style-name="gr13" draw:text-style-name="P1" draw:layer="layout" svg:width="0.4cm" svg:height="4.4cm" svg:x="4.8cm" svg:y="7.6cm">
          <text:p/>
        </draw:rect>
        <draw:line draw:style-name="gr12" draw:text-style-name="P6" draw:layer="layout" svg:x1="2.6cm" svg:y1="7.6cm" svg:x2="4.8cm" svg:y2="7.6cm">
          <text:p text:style-name="P5"><text:span text:style-name="T3">Send</text:span><text:span text:style-name="T3"><text:line-break/></text:span><text:span text:style-name="T3"/></text:p>
        </draw:line>
        <draw:custom-shape draw:style-name="gr9" draw:text-style-name="P1" draw:layer="layout" svg:width="1cm" svg:height="1cm" svg:x="1.5cm" svg:y="7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5" draw:text-style-name="P4" draw:layer="layout" svg:width="2cm" svg:height="1cm" svg:x="13.4cm" svg:y="6.9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2" draw:text-style-name="P6" draw:layer="layout" svg:x1="5.2cm" svg:y1="7.8cm" svg:x2="8.8cm" svg:y2="7.8cm">
          <text:p text:style-name="P5"><text:span text:style-name="T3">Send command</text:span><text:span text:style-name="T3"><text:line-break/></text:span><text:span text:style-name="T3"/></text:p>
        </draw:line>
        <draw:rect draw:style-name="gr13" draw:text-style-name="P1" draw:layer="layout" svg:width="0.4cm" svg:height="0.4cm" svg:x="12.8cm" svg:y="6.4cm">
          <text:p/>
        </draw:rect>
        <draw:line draw:style-name="gr12" draw:text-style-name="P6" draw:layer="layout" svg:x1="9.2cm" svg:y1="8cm" svg:x2="12.8cm" svg:y2="8cm">
          <text:p text:style-name="P5"><text:span text:style-name="T3">Get command</text:span><text:span text:style-name="T3"><text:line-break/></text:span><text:span text:style-name="T3"/></text:p>
        </draw:line>
        <draw:rect draw:style-name="gr13" draw:text-style-name="P1" draw:layer="layout" svg:width="0.4cm" svg:height="0.4cm" svg:x="12.8cm" svg:y="8cm">
          <text:p/>
        </draw:rect>
        <draw:line draw:style-name="gr16" draw:text-style-name="P6" draw:layer="layout" svg:x1="17.2cm" svg:y1="10.2cm" svg:x2="20.8cm" svg:y2="10.2cm">
          <text:p/>
        </draw:line>
        <draw:rect draw:style-name="gr6" draw:text-style-name="P4" draw:layer="layout" svg:width="3cm" svg:height="1cm" svg:x="19.5cm" svg:y="3cm">
          <text:p text:style-name="P1"><text:span text:style-name="T3">YAT.Domain.</text:span><text:span text:style-name="T3"><text:line-break/></text:span><text:span text:style-name="T3">Parser</text:span></text:p>
        </draw:rect>
        <draw:line draw:style-name="gr17" draw:text-style-name="P1" draw:layer="layout" svg:x1="17cm" svg:y1="4cm" svg:x2="17cm" svg:y2="15.6cm">
          <text:p/>
        </draw:line>
        <draw:line draw:style-name="gr17" draw:text-style-name="P1" draw:layer="layout" svg:x1="21cm" svg:y1="4cm" svg:x2="21cm" svg:y2="15.6cm">
          <text:p/>
        </draw:line>
        <draw:rect draw:style-name="gr13" draw:text-style-name="P1" draw:layer="layout" svg:width="0.4cm" svg:height="0.4cm" svg:x="20.8cm" svg:y="5.6cm">
          <text:p/>
        </draw:rect>
        <draw:line draw:style-name="gr12" draw:text-style-name="P6" draw:layer="layout" svg:x1="9.2cm" svg:y1="8.8cm" svg:x2="16.8cm" svg:y2="8.8cm">
          <text:p text:style-name="P5"><text:span text:style-name="T3">Send text</text:span><text:span text:style-name="T3"><text:line-break/></text:span><text:span text:style-name="T3"/></text:p>
        </draw:line>
        <draw:rect draw:style-name="gr13" draw:text-style-name="P1" draw:layer="layout" svg:width="0.4cm" svg:height="2.8cm" svg:x="16.8cm" svg:y="8.8cm">
          <text:p/>
        </draw:rect>
        <draw:rect draw:style-name="gr13" draw:text-style-name="P1" draw:layer="layout" svg:width="0.4cm" svg:height="0.4cm" svg:x="20.8cm" svg:y="9.8cm">
          <text:p/>
        </draw:rect>
        <draw:line draw:style-name="gr12" draw:text-style-name="P6" draw:layer="layout" svg:x1="17.2cm" svg:y1="9.8cm" svg:x2="20.8cm" svg:y2="9.8cm">
          <text:p text:style-name="P5"><text:span text:style-name="T3">Parse and convert</text:span><text:span text:style-name="T3"><text:line-break/></text:span><text:span text:style-name="T3">into byte array</text:span></text:p>
        </draw:line>
        <draw:custom-shape draw:style-name="gr15" draw:text-style-name="P4" draw:layer="layout" svg:width="2.6cm" svg:height="1cm" svg:x="21.4cm" svg:y="9.2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13" draw:text-style-name="P1" draw:layer="layout" svg:width="0.4cm" svg:height="0.4cm" svg:x="17cm" svg:y="9.2cm">
          <text:p/>
        </draw:rect>
        <draw:path draw:style-name="gr14" draw:text-style-name="P4" draw:layer="layout" svg:width="0.628cm" svg:height="0.381cm" draw:transform="skewX (0.73600534556587) rotate (1.15278997094204) translate (17.2cm 9cm)" svg:viewBox="0 0 629 382" svg:d="m0 0c1329 660 138 264 138 264">
          <text:p/>
        </draw:path>
        <draw:frame draw:style-name="gr4" draw:text-style-name="P7" draw:layer="layout" svg:width="1.653cm" svg:height="0.569cm" svg:x="17.1cm" svg:y="8.3cm">
          <draw:text-box>
            <text:p><text:span text:style-name="T3">Add EOL</text:span></text:p>
          </draw:text-box>
        </draw:frame>
        <draw:custom-shape draw:style-name="gr15" draw:text-style-name="P4" draw:layer="layout" svg:width="2.6cm" svg:height="1cm" svg:x="18.8cm" svg:y="8.2cm">
          <text:p text:style-name="P1"><text:span text:style-name="T3">"ABC&lt;CR&gt;&lt;LF&gt;"</text:span><text:span text:style-name="T3"><text:line-break/></text:span><text:span text:style-name="T3">text : str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8" draw:text-style-name="P8" draw:layer="layout" svg:width="40cm" svg:height="1.2cm" svg:x="1cm" svg:y="1cm">
          <draw:text-box>
            <text:p text:style-name="P1"><text:span text:style-name="T4">YAT :: Design :: Send</text:span></text:p>
          </draw:text-box>
        </draw:frame>
        <draw:frame draw:style-name="gr4" draw:text-style-name="P7" draw:layer="layout" svg:width="17.186cm" svg:height="0.569cm" svg:x="1cm" svg:y="28.131cm">
          <draw:text-box>
            <text:p><text:span text:style-name="T3">2012-09-29 / Matthias Kläy / Based on "XTerm232 - 1.0 - Design.vsd" and event handling and threading brainstorming on 2012-09-27</text:span></text:p>
          </draw:text-box>
        </draw:frame>
        <draw:custom-shape draw:style-name="gr2" draw:text-style-name="P2" draw:layer="layout" svg:width="4cm" svg:height="1cm" svg:x="18cm" svg:y="17cm">
          <text:p text:style-name="P1"><text:span text:style-name="T1">Par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12cm" svg:y="17cm">
          <text:p text:style-name="P1"><text:span text:style-name="T1">Terminal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6cm" svg:y="17cm">
          <text:p text:style-name="P1"><text:span text:style-name="T1">Us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4" draw:layer="layout" svg:width="4cm" svg:height="1cm" svg:x="9cm" svg:y="17cm">
          <text:p text:style-name="P1"><text:span text:style-name="T3">"ABC"</text:span><text:span text:style-name="T3"><text:line-break/></text:span><text:span text:style-name="T3">text : string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9" draw:text-style-name="P9" draw:layer="layout" svg:width="4cm" svg:height="1cm" svg:x="15cm" svg:y="17cm">
          <text:p text:style-name="P1"><text:span text:style-name="T5">"ABC&lt;CR&gt;&lt;LF&gt;"</text:span><text:span text:style-name="T5"><text:line-break/></text:span><text:span text:style-name="T5">text : string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4" draw:layer="layout" svg:width="4cm" svg:height="1cm" svg:x="21cm" svg:y="17cm">
          <text:p text:style-name="P1"><text:span text:style-name="T3">\h(41 42 43 13 10)</text:span><text:span text:style-name="T3"><text:line-break/></text:span><text:span text:style-name="T3">data : byte[]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11" draw:layer="layout" svg:width="1.955cm" svg:height="0.569cm" svg:x="39.045cm" svg:y="28.131cm">
          <draw:text-box>
            <text:p text:style-name="P10"><text:span text:style-name="T3">Page </text:span><text:span text:style-name="T3"><text:page-number>1</text:page-number></text:span><text:span text:style-name="T3"> of </text:span><text:span text:style-name="T3"><text:page-count>1</text:page-count></text:span></text:p>
          </draw:text-box>
        </draw:frame>
        <draw:custom-shape draw:style-name="gr2" draw:text-style-name="P2" draw:layer="layout" svg:width="4cm" svg:height="1cm" svg:x="27cm" svg:y="17cm">
          <text:p text:style-name="P1"><text:span text:style-name="T1">Send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cm" svg:height="1cm" svg:x="30cm" svg:y="17cm">
          <text:p text:style-name="P1"><text:span text:style-name="T1">Wri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6" draw:text-style-name="P6" draw:layer="layout" svg:x1="9.2cm" svg:y1="8.4cm" svg:x2="12.8cm" svg:y2="8.4cm">
          <text:p/>
        </draw:line>
        <draw:rect draw:style-name="gr6" draw:text-style-name="P4" draw:layer="layout" svg:width="3cm" svg:height="1cm" svg:x="23.5cm" svg:y="3cm">
          <text:p text:style-name="P1"><text:span text:style-name="T3">YAT.Domain.</text:span><text:span text:style-name="T3"><text:line-break/></text:span><text:span text:style-name="T3">RawTerminal</text:span></text:p>
        </draw:rect>
        <draw:line draw:style-name="gr17" draw:text-style-name="P1" draw:layer="layout" svg:x1="36cm" svg:y1="4cm" svg:x2="36cm" svg:y2="15.6cm">
          <text:p/>
        </draw:line>
        <draw:line draw:style-name="gr17" draw:text-style-name="P1" draw:layer="layout" svg:x1="25cm" svg:y1="4cm" svg:x2="25cm" svg:y2="15.6cm">
          <text:p/>
        </draw:line>
        <draw:rect draw:style-name="gr13" draw:text-style-name="P1" draw:layer="layout" svg:width="0.4cm" svg:height="0.8cm" svg:x="24.8cm" svg:y="10.6cm">
          <text:p/>
        </draw:rect>
        <draw:line draw:style-name="gr12" draw:text-style-name="P6" draw:layer="layout" svg:x1="17.2cm" svg:y1="10.6cm" svg:x2="24.8cm" svg:y2="10.6cm">
          <text:p text:style-name="P5"><text:span text:style-name="T3">Send byte array</text:span><text:span text:style-name="T3"><text:line-break/></text:span><text:span text:style-name="T3"/></text:p>
        </draw:line>
        <draw:line draw:style-name="gr16" draw:text-style-name="P6" draw:layer="layout" svg:x1="25.2cm" svg:y1="11.2cm" svg:x2="28.8cm" svg:y2="11.2cm">
          <text:p/>
        </draw:line>
        <draw:rect draw:style-name="gr6" draw:text-style-name="P4" draw:layer="layout" svg:width="3cm" svg:height="1cm" svg:x="27.5cm" svg:y="3cm">
          <text:p text:style-name="P1"><text:span text:style-name="T3">MKY.IO.Serial.</text:span><text:span text:style-name="T3"><text:line-break/></text:span><text:span text:style-name="T3">SerialPort</text:span></text:p>
        </draw:rect>
        <draw:line draw:style-name="gr17" draw:text-style-name="P1" draw:layer="layout" svg:x1="29cm" svg:y1="4cm" svg:x2="29cm" svg:y2="15.6cm">
          <text:p/>
        </draw:line>
        <draw:line draw:style-name="gr12" draw:text-style-name="P6" draw:layer="layout" svg:x1="25.2cm" svg:y1="10.8cm" svg:x2="28.8cm" svg:y2="10.8cm">
          <text:p text:style-name="P5"><text:span text:style-name="T3">Send</text:span><text:span text:style-name="T3"><text:line-break/></text:span><text:span text:style-name="T3"/></text:p>
        </draw:line>
        <draw:rect draw:style-name="gr13" draw:text-style-name="P1" draw:layer="layout" svg:width="0.4cm" svg:height="0.4cm" svg:x="28.8cm" svg:y="10.8cm">
          <text:p/>
        </draw:rect>
        <draw:rect draw:style-name="gr6" draw:text-style-name="P4" draw:layer="layout" svg:width="3cm" svg:height="1cm" svg:x="31.5cm" svg:y="3cm">
          <text:p text:style-name="P1"><text:span text:style-name="T3">System.IO.Ports.</text:span><text:span text:style-name="T3"><text:line-break/></text:span><text:span text:style-name="T3">SerialPort</text:span></text:p>
        </draw:rect>
        <draw:rect draw:style-name="gr6" draw:text-style-name="P4" draw:layer="layout" svg:width="1.6cm" svg:height="1cm" svg:x="35.2cm" svg:y="3cm">
          <text:p text:style-name="P1"><text:span text:style-name="T3">Win32</text:span></text:p>
        </draw:rect>
        <draw:custom-shape draw:style-name="gr11" draw:text-style-name="P4" draw:layer="layout" svg:width="3.2cm" svg:height="0.8cm" svg:x="33.2cm" svg:y="1.8cm">
          <text:p text:style-name="P1"><text:span text:style-name="T3">Extended by</text:span><text:span text:style-name="T3"><text:line-break/></text:span><text:span text:style-name="T3">MKY.IO.Ports.SerialPort</text:span></text:p>
          <draw:enhanced-geometry svg:viewBox="0 0 21600 21600" draw:text-areas="800 800 20800 20800" draw:type="round-rectangular-callout" draw:modifiers="2132.33364573571 2931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6" draw:text-style-name="P4" draw:layer="layout" svg:width="1.6cm" svg:height="1cm" svg:x="37.2cm" svg:y="3cm">
          <text:p text:style-name="P1"><text:span text:style-name="T3">UART</text:span></text:p>
        </draw:rect>
        <draw:rect draw:style-name="gr6" draw:text-style-name="P4" draw:layer="layout" svg:width="1.6cm" svg:height="1cm" svg:x="39.2cm" svg:y="3cm">
          <text:p text:style-name="P1"><text:span text:style-name="T3">Device</text:span></text:p>
        </draw:rect>
        <draw:line draw:style-name="gr17" draw:text-style-name="P1" draw:layer="layout" svg:x1="38cm" svg:y1="4cm" svg:x2="38cm" svg:y2="15.6cm">
          <text:p/>
        </draw:line>
        <draw:line draw:style-name="gr17" draw:text-style-name="P1" draw:layer="layout" svg:x1="40cm" svg:y1="4cm" svg:x2="40cm" svg:y2="15.6cm">
          <text:p/>
        </draw:line>
        <draw:line draw:style-name="gr17" draw:text-style-name="P1" draw:layer="layout" svg:x1="33cm" svg:y1="4cm" svg:x2="33cm" svg:y2="15.6cm">
          <text:p/>
        </draw:line>
        <draw:rect draw:style-name="gr13" draw:text-style-name="P1" draw:layer="layout" svg:width="0.4cm" svg:height="0.4cm" svg:x="32.8cm" svg:y="12.6cm">
          <text:p/>
        </draw:rect>
        <draw:line draw:style-name="gr12" draw:text-style-name="P6" draw:layer="layout" svg:x1="29.2cm" svg:y1="12.6cm" svg:x2="32.8cm" svg:y2="12.6cm">
          <text:p text:style-name="P5"><text:span text:style-name="T3">Write</text:span><text:span text:style-name="T3"><text:line-break/></text:span><text:span text:style-name="T3"/></text:p>
        </draw:line>
        <draw:rect draw:style-name="gr13" draw:text-style-name="P1" draw:layer="layout" svg:width="0.4cm" svg:height="0.4cm" svg:x="35.8cm" svg:y="12.8cm">
          <text:p/>
        </draw:rect>
        <draw:line draw:style-name="gr12" draw:text-style-name="P6" draw:layer="layout" svg:x1="33.2cm" svg:y1="12.8cm" svg:x2="35.8cm" svg:y2="12.8cm">
          <text:p text:style-name="P5"><text:span text:style-name="T3">Write</text:span><text:span text:style-name="T3"><text:line-break/></text:span><text:span text:style-name="T3"/></text:p>
        </draw:line>
        <draw:path draw:style-name="gr14" draw:text-style-name="P4" draw:layer="layout" svg:width="0.747cm" svg:height="0.342cm" draw:transform="skewX (1.02660266602287) rotate (1.29887402933394) translate (29.2cm 10.983cm)" svg:viewBox="0 0 748 343" svg:d="m0 0c1553 545 207 278 207 278">
          <text:p/>
        </draw:path>
        <draw:frame draw:style-name="gr4" draw:text-style-name="P4" draw:layer="layout" svg:width="1.632cm" svg:height="0.887cm" svg:x="29.468cm" svg:y="10.213cm">
          <draw:text-box>
            <text:p text:style-name="P1"><text:span text:style-name="T3">Enqueue</text:span><text:span text:style-name="T3"><text:line-break/></text:span><text:span text:style-name="T3">Asynch</text:span></text:p>
          </draw:text-box>
        </draw:frame>
        <draw:custom-shape draw:style-name="gr20" draw:text-style-name="P4" draw:layer="layout" svg:width="0.8cm" svg:height="0.4cm" svg:x="36.6cm" svg:y="14.4cm">
          <text:p/>
          <draw:enhanced-geometry svg:viewBox="0 0 21600 21600" draw:mirror-horizontal="tru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1" draw:text-style-name="P12" draw:layer="layout" svg:width="0.4cm" svg:height="0.8cm" svg:x="29.2cm" svg:y="11.4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3" draw:text-style-name="P1" draw:layer="layout" svg:width="0.4cm" svg:height="0.4cm" svg:x="28.8cm" svg:y="12.4cm">
          <text:p/>
        </draw:rect>
        <draw:line draw:style-name="gr12" draw:text-style-name="P6" draw:layer="layout" svg:x1="36.2cm" svg:y1="14.6cm" svg:x2="36.7cm" svg:y2="14.6cm">
          <text:p text:style-name="P5"><text:span text:style-name="T3"><text:line-break/></text:span><text:span text:style-name="T3"/></text:p>
        </draw:line>
        <draw:rect draw:style-name="gr13" draw:text-style-name="P1" draw:layer="layout" svg:width="0.4cm" svg:height="0.4cm" svg:x="37.8cm" svg:y="14.6cm">
          <text:p/>
        </draw:rect>
        <draw:line draw:style-name="gr12" draw:text-style-name="P6" draw:layer="layout" svg:x1="37.3cm" svg:y1="14.6cm" svg:x2="37.8cm" svg:y2="14.6cm">
          <text:p text:style-name="P5"><text:span text:style-name="T3"><text:line-break/></text:span><text:span text:style-name="T3"/></text:p>
        </draw:line>
        <draw:rect draw:style-name="gr13" draw:text-style-name="P1" draw:layer="layout" svg:width="0.4cm" svg:height="0.4cm" svg:x="39.8cm" svg:y="14.8cm">
          <text:p/>
        </draw:rect>
        <draw:line draw:style-name="gr12" draw:text-style-name="P6" draw:layer="layout" svg:x1="38.2cm" svg:y1="14.8cm" svg:x2="39.8cm" svg:y2="14.8cm">
          <text:p text:style-name="P5"><text:span text:style-name="T3"><text:line-break/></text:span><text:span text:style-name="T3"/></text:p>
        </draw:line>
        <draw:line draw:style-name="gr22" draw:text-style-name="P4" draw:layer="layout" svg:x1="36.6cm" svg:y1="15.2cm" svg:x2="37.4cm" svg:y2="15.2cm">
          <text:p text:style-name="P1"><text:span text:style-name="T3">16</text:span><text:span text:style-name="T3"><text:line-break/></text:span><text:span text:style-name="T3">Bytes</text:span></text:p>
        </draw:line>
        <draw:custom-shape draw:style-name="gr11" draw:text-style-name="P4" draw:layer="layout" svg:width="3.2cm" svg:height="1.2cm" svg:x="30.6cm" svg:y="9.1cm">
          <text:p text:style-name="P1"><text:span text:style-name="T3">Asych to allow handling</text:span><text:span text:style-name="T3"><text:line-break/></text:span><text:span text:style-name="T3">of manual flow control</text:span><text:span text:style-name="T3"><text:line-break/></text:span><text:span text:style-name="T3">and break conditions</text:span></text:p>
          <draw:enhanced-geometry svg:viewBox="0 0 21600 21600" draw:mirror-horizontal="false" draw:mirror-vertical="false" draw:text-areas="800 800 20800 20800" draw:type="round-rectangular-callout" draw:modifiers="1471.04029990628 30268.7760199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3" draw:text-style-name="P1" draw:layer="layout" svg:width="0.4cm" svg:height="0.4cm" svg:x="35.8cm" svg:y="14.4cm">
          <text:p/>
        </draw:rect>
        <draw:path draw:style-name="gr14" draw:text-style-name="P4" draw:layer="layout" svg:width="0.747cm" svg:height="0.342cm" draw:transform="skewX (1.02660266602287) rotate (1.29887402933394) translate (36.2cm 12.97cm)" svg:viewBox="0 0 748 343" svg:d="m0 0c1553 545 207 278 207 278">
          <text:p/>
        </draw:path>
        <draw:custom-shape draw:style-name="gr21" draw:text-style-name="P12" draw:layer="layout" svg:width="0.4cm" svg:height="0.8cm" svg:x="36.2cm" svg:y="13.387cm">
          <text:p/>
          <draw:enhanced-geometry svg:viewBox="0 0 21600 21600" draw:mirror-vertic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2" draw:text-style-name="P4" draw:layer="layout" svg:x1="37cm" svg:y1="14.2cm" svg:x2="37cm" svg:y2="13.4cm">
          <text:p text:style-name="P1"><text:span text:style-name="T3">2048</text:span><text:span text:style-name="T3"><text:line-break/></text:span><text:span text:style-name="T3">Bytes</text:span></text:p>
        </draw:line>
        <draw:line draw:style-name="gr16" draw:text-style-name="P6" draw:layer="layout" svg:x1="17.2cm" svg:y1="11.4cm" svg:x2="24.8cm" svg:y2="11.4cm">
          <text:p/>
        </draw:line>
        <draw:line draw:style-name="gr16" draw:text-style-name="P6" draw:layer="layout" svg:x1="9.2cm" svg:y1="11.6cm" svg:x2="16.8cm" svg:y2="11.6cm">
          <text:p/>
        </draw:line>
        <draw:line draw:style-name="gr16" draw:text-style-name="P6" draw:layer="layout" svg:x1="5.2cm" svg:y1="11.8cm" svg:x2="8.8cm" svg:y2="11.8cm">
          <text:p/>
        </draw:line>
        <draw:line draw:style-name="gr16" draw:text-style-name="P6" draw:layer="layout" svg:x1="9.2cm" svg:y1="8.4cm" svg:x2="12.8cm" svg:y2="8.4cm">
          <text:p/>
        </draw:line>
        <draw:path draw:style-name="gr7" draw:text-style-name="P1" draw:layer="layout" svg:width="2.699cm" svg:height="7.367cm" draw:transform="rotate (-1.57079632679579) translate (26.3679972627687cm 17.4999999999979cm)" svg:viewBox="0 0 2700 7368" svg:d="m0 968c0-1400 2700-2600 2700 6400">
          <text:p/>
        </draw:path>
        <draw:custom-shape draw:style-name="gr23" draw:text-style-name="P13" draw:layer="layout" svg:width="3cm" svg:height="1cm" svg:x="11.5cm" svg:y="12.2cm">
          <text:p text:style-name="P1"><text:span text:style-name="T6">UI Thr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4" draw:text-style-name="P13" draw:layer="layout" svg:width="13.4cm" svg:height="6cm" svg:x="13.3cm" svg:y="11cm">
          <text:p text:style-name="P1"><text:span text:style-name="T6">Integrate XTerm232 - 1.0 - Data Flow.vsd into this docume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4" draw:text-style-name="P13" draw:layer="layout" svg:width="13.4cm" svg:height="6cm" svg:x="14cm" svg:y="14.8cm">
          <text:p text:style-name="P1"><text:span text:style-name="T6">Add XTerm232 - 1.0 – Design.vsd to this docume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Double_20_Arrow" draw:display-name="Double Arrow" svg:viewBox="0 0 1131 1918" svg:d="m737 1131h394l-564-1131-567 1131h398l-398 787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1DT1H23M36S</meta:editing-duration>
    <meta:editing-cycles>20</meta:editing-cycles>
    <meta:generator>OpenOffice.org/3.3$Win32 OpenOffice.org_project/330m20$Build-9567</meta:generator>
    <dc:date>2012-11-24T14:25:20.79</dc:date>
    <meta:document-statistic meta:object-count="128"/>
  </office:meta>
</office:document-meta>
</file>